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ConvertorRegistry.registerByKey( Object key , TypeConvertor conver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ConvertorRegistry.lookup( Class from , Class t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ypeConvertorRegistry.getCodeGen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ypeConvertorRegistry.lookupByKey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ConvertorRegistry.convert( Class from , Class to ,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ConvertorRegistry.TypeConvertorRegistry(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0">
            <text:p text:style-name="Table_20_Contents">0</text:p>
          </table:table-cell>
          <table:table-cell office:value-type="float" office:value="125">
            <text:p text:style-name="Table_20_Contents">125</text:p>
          </table:table-cell>
        </table:table-row>
        <table:table-row>
          <table:table-cell office:value-type="string">
            <text:p text:style-name="Table_20_Contents">TypeConvertorRegistry.register( Class from , Class to , TypeConvertor conver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